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A00000330BC7BDD11D96D1160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19.062cm" svg:height="13.963cm" svg:x="0.499cm" svg:y="0.484cm">
          <draw:image xlink:href="Pictures/100000010000045A00000330BC7BDD11D96D1160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0.06cm" fo:page-height="14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1-08T10:56:56.281655530</dc:date>
    <meta:editing-duration>PT19H55M42S</meta:editing-duration>
    <meta:editing-cycles>26</meta:editing-cycles>
    <meta:generator>LibreOffice/7.4.2.3$Linux_X86_64 LibreOffice_project/40$Build-3</meta:generator>
    <meta:document-statistic meta:object-count="1"/>
  </office:meta>
</office:document-meta>
</file>